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2" style:family="paragraph" style:parent-style-name="Без_20_интервала">
      <style:text-properties style:font-name="Times New Roman" fo:font-size="10pt" style:font-size-asian="10pt" style:font-size-complex="10pt"/>
    </style:style>
    <style:style style:name="P13" style:family="paragraph" style:parent-style-name="Без_20_интервала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6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9" style:family="paragraph" style:parent-style-name="Standard">
      <style:paragraph-properties fo:line-height="150%" fo:background-color="#ffffff">
        <style:tab-stops>
          <style:tab-stop style:position="7.278cm" style:leader-style="solid" style:leader-text="_"/>
        </style:tab-stops>
        <style:background-image/>
      </style:paragraph-properties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0" style:family="paragraph" style:parent-style-name="Standard">
      <style:paragraph-properties fo:line-height="150%" fo:background-color="#ffffff"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line-height="150%" fo:background-color="#ffffff">
        <style:tab-stops>
          <style:tab-stop style:position="6.985cm" style:leader-style="solid" style:leader-text="_"/>
        </style:tab-stops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3" style:family="paragraph" style:parent-style-name="Без_20_интервала">
      <style:text-properties fo:font-size="10pt" style:font-size-asian="10pt" style:font-size-complex="10pt"/>
    </style:style>
    <style:style style:name="P24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25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6" style:family="paragraph" style:parent-style-name="ConsPlusNonformat">
      <style:paragraph-properties fo:orphans="2" fo:widows="2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1" style:family="paragraph">
      <style:paragraph-properties fo:text-align="start"/>
      <style:text-properties style:text-line-through-style="none" fo:font-style="normal" style:text-underline-style="none"/>
    </style:style>
    <style:style style:name="P32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style:text-underline-style="none"/>
    </style:style>
    <style:style style:name="T9" style:family="text">
      <style:text-properties style:font-name="Times New Roman" style:text-underline-style="none" fo:font-weight="bold" style:font-weight-asian="bold" style:font-weight-complex="bold"/>
    </style:style>
    <style:style style:name="T10" style:family="text">
      <style:text-properties style:font-name="Times New Roman" style:text-underline-style="none" fo:font-weight="normal" style:font-weight-asian="normal" style:font-weight-complex="normal"/>
    </style:style>
    <style:style style:name="T11" style:family="text">
      <style:text-properties fo:color="#000000" style:font-name="Times New Roman" style:font-name-complex="Times New Roman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/>
    </style:style>
    <style:style style:name="T14" style:family="text">
      <style:text-properties fo:font-size="11pt" fo:letter-spacing="-0.002cm" style:font-size-asian="11pt" style:font-size-complex="11pt"/>
    </style:style>
    <style:style style:name="T15" style:family="text">
      <style:text-properties fo:font-size="11pt" fo:letter-spacing="-0.002cm" fo:font-weight="bold" style:font-size-asian="11pt" style:font-weight-asian="bold" style:font-size-complex="11pt"/>
    </style:style>
    <style:style style:name="T1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7" style:family="text">
      <style:text-properties fo:font-size="11pt" fo:letter-spacing="-0.014cm" style:font-size-asian="11pt" style:font-size-complex="11pt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-0.002cm"/>
    </style:style>
    <style:style style:name="T20" style:family="text">
      <style:text-properties fo:letter-spacing="-0.002cm" fo:font-weight="bold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etter-spacing="-0.014cm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6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</form:combobox>
          <form:combobox form:name="Поле со списком 4" form:control-implementation="ooo:com.sun.star.form.component.ComboBox" form:id="control17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6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27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2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29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3" form:control-implementation="ooo:com.sun.star.form.component.ComboBox" form:id="control30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2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</form:combobox>
          <form:combobox form:name="Поле со списком 4" form:control-implementation="ooo:com.sun.star.form.component.ComboBox" form:id="control33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34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6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9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1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43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7" svg:width="1.706cm" svg:height="0.5cm" svg:x="2.233cm" svg:y="4.715cm" draw:control="control1"/>
      <draw:control text:anchor-type="page" text:anchor-page-number="1" draw:z-index="2" draw:style-name="gr1" draw:text-style-name="P27" svg:width="4.493cm" svg:height="0.5cm" svg:x="2.233cm" svg:y="5.713cm" draw:control="control2"/>
      <draw:control text:anchor-type="page" text:anchor-page-number="1" draw:z-index="3" draw:style-name="gr1" draw:text-style-name="P27" svg:width="1.502cm" svg:height="0.5cm" svg:x="11.804cm" svg:y="5.741cm" draw:control="control3"/>
      <draw:control text:anchor-type="page" text:anchor-page-number="1" draw:z-index="4" draw:style-name="gr2" draw:text-style-name="P27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5" text:outline-level="1"/>
      <text:h text:style-name="P25" text:outline-level="1">ПРОТОКОЛ</text:h>
      <text:p text:style-name="P6">УЛЬТРАЗВУКОВОГО ИССЛЕДОВАНИЯ <text:span text:style-name="T2">ОРГАНОВ МОШОНКИ</text:span></text:p>
      <text:p text:style-name="P6"/>
      <text:p text:style-name="P6"><draw:control text:anchor-type="paragraph" draw:z-index="5" draw:style-name="gr3" draw:text-style-name="P28" svg:width="11.875cm" svg:height="0.421cm" svg:x="1.744cm" svg:y="0.203cm" draw:control="control5"/></text:p>
      <text:p text:style-name="P2"><draw:control text:anchor-type="paragraph" draw:z-index="6" draw:style-name="gr3" draw:text-style-name="P28" svg:width="2.664cm" svg:height="0.421cm" svg:x="3.35cm" svg:y="0.295cm" draw:control="control6"/></text:p>
      <text:p text:style-name="P2"><draw:control text:anchor-type="paragraph" draw:z-index="7" draw:style-name="gr3" draw:text-style-name="P28" svg:width="5.529cm" svg:height="0.421cm" svg:x="4.101cm" svg:y="0.307cm" draw:control="control7"/><draw:control text:anchor-type="paragraph" draw:z-index="8" draw:style-name="gr3" draw:text-style-name="P28" svg:width="2.421cm" svg:height="0.421cm" svg:x="11.199cm" svg:y="0.335cm" draw:control="control8"/></text:p>
      <text:p text:style-name="P4"/>
      <text:p text:style-name="P4">Диагноз: <draw:control text:anchor-type="as-char" svg:y="-0.277cm" draw:z-index="13" draw:style-name="gr6" draw:text-style-name="P31" svg:width="0.888cm" svg:height="0.35cm" draw:control="control13"/></text:p>
      <text:p text:style-name="P4"/>
      <text:section text:style-name="Sect1" text:name="Раздел1">
        <text:p text:style-name="P11">Правое яичко:<text:span text:style-name="T24"> </text:span><text:span text:style-name="T24"><draw:control text:anchor-type="as-char" svg:y="-0.277cm" draw:z-index="14" draw:style-name="gr6" draw:text-style-name="P31" svg:width="0.888cm" svg:height="0.35cm" draw:control="control14"/></text:span><text:span text:style-name="T24"> (мм)</text:span></text:p>
        <text:p text:style-name="P20">Контур: <draw:control text:anchor-type="as-char" svg:y="-0.272cm" draw:z-index="16" draw:style-name="gr6" draw:text-style-name="P32" svg:width="1.758cm" svg:height="0.35cm" draw:control="control16"/><text:bookmark-start text:name="ПЯКонтур"/> <text:bookmark-end text:name="ПЯКонтур"/><draw:control text:anchor-type="as-char" svg:y="-0.272cm" draw:z-index="17" draw:style-name="gr6" draw:text-style-name="P32" svg:width="1.758cm" svg:height="0.35cm" draw:control="control17"/><text:bookmark-start text:name="ПЯКонтуры2"/><text:bookmark-end text:name="ПЯКонтуры2"/></text:p>
        <text:p text:style-name="P20"><text:span text:style-name="T19">Эхогенность: </text:span><text:span text:style-name="T19"><draw:control text:anchor-type="as-char" svg:y="-0.272cm" draw:z-index="26" draw:style-name="gr6" draw:text-style-name="P32" svg:width="1.758cm" svg:height="0.35cm" draw:control="control26"/></text:span><text:span text:style-name="T20"> </text:span><text:bookmark-start text:name="ПрЯЭхогенТекст"/><text:span text:style-name="T20"><draw:control text:anchor-type="as-char" svg:y="-0.277cm" draw:z-index="18" draw:style-name="gr6" draw:text-style-name="P31" svg:width="0.888cm" svg:height="0.35cm" draw:control="control18"/></text:span><text:bookmark-end text:name="ПрЯЭхогенТекст"/></text:p>
        <text:p text:style-name="P20">Эхоструктура: <draw:control text:anchor-type="as-char" svg:y="-0.272cm" draw:z-index="27" draw:style-name="gr6" draw:text-style-name="P32" svg:width="2.172cm" svg:height="0.35cm" draw:control="control27"/><text:span text:style-name="T18"> </text:span><text:bookmark-start text:name="ПрЯЭхострукТекст"/><text:span text:style-name="T18"><draw:control text:anchor-type="as-char" svg:y="-0.277cm" draw:z-index="19" draw:style-name="gr6" draw:text-style-name="P31" svg:width="0.888cm" svg:height="0.35cm" draw:control="control19"/></text:span><text:bookmark-end text:name="ПрЯЭхострукТекст"/></text:p>
        <text:p text:style-name="P21"><text:span text:style-name="T21">Головка придатка:</text:span> <text:bookmark-start text:name="ПЯГоловкаПридатка"/><text:span text:style-name="T18"><draw:control text:anchor-type="as-char" svg:y="-0.277cm" draw:z-index="20" draw:style-name="gr6" draw:text-style-name="P31" svg:width="0.888cm" svg:height="0.35cm" draw:control="control20"/></text:span><text:bookmark-end text:name="ПЯГоловкаПридатка"/> (<text:span text:style-name="T22">мм)</text:span></text:p>
        <text:p text:style-name="P20"><text:span text:style-name="T19">Эхогенность: </text:span><text:bookmark-start text:name="ПЯЭхогенность"/><text:span text:style-name="T19"><draw:control text:anchor-type="as-char" svg:y="-0.272cm" draw:z-index="28" draw:style-name="gr6" draw:text-style-name="P32" svg:width="1.758cm" svg:height="0.35cm" draw:control="control28"/></text:span><text:bookmark-end text:name="ПЯЭхогенность"/><text:span text:style-name="T20"> </text:span><text:bookmark-start text:name="ГолПридЭхогТекст"/><text:span text:style-name="T20"><draw:control text:anchor-type="as-char" svg:y="-0.277cm" draw:z-index="21" draw:style-name="gr6" draw:text-style-name="P31" svg:width="0.888cm" svg:height="0.35cm" draw:control="control21"/></text:span><text:bookmark-end text:name="ГолПридЭхогТекст"/></text:p>
        <text:p text:style-name="P20">Эхоструктура: <draw:control text:anchor-type="as-char" svg:y="-0.272cm" draw:z-index="29" draw:style-name="gr6" draw:text-style-name="P32" svg:width="2.172cm" svg:height="0.35cm" draw:control="control29"/><text:bookmark-start text:name="ПЯЭхоструктура"/><text:bookmark-end text:name="ПЯЭхоструктура"/><text:span text:style-name="T18"> </text:span><text:bookmark-start text:name="ГолПридЭхостТекст"/><text:span text:style-name="T18"><draw:control text:anchor-type="as-char" svg:y="-0.277cm" draw:z-index="22" draw:style-name="gr6" draw:text-style-name="P31" svg:width="0.888cm" svg:height="0.35cm" draw:control="control22"/></text:span><text:bookmark-end text:name="ГолПридЭхостТекст"/></text:p>
        <text:p text:style-name="P20"><text:span text:style-name="T21">Вены семенного канатика: </text:span><text:span text:style-name="T18"><text:s/></text:span><text:bookmark-start text:name="ПЯВены"/><text:span text:style-name="T18"><draw:control text:anchor-type="as-char" svg:y="-0.332cm" draw:z-index="30" draw:style-name="gr6" draw:text-style-name="P32" svg:width="2.142cm" svg:height="0.35cm" draw:control="control30"/></text:span><text:bookmark-end text:name="ПЯВены"/></text:p>
        <text:p text:style-name="P18">до пробы Вальсальвы <text:bookmark-start text:name="ПЯДоПробы"/><draw:control text:anchor-type="as-char" svg:y="-0.277cm" draw:z-index="23" draw:style-name="gr6" draw:text-style-name="P31" svg:width="0.888cm" svg:height="0.35cm" draw:control="control23"/><text:bookmark-end text:name="ПЯДоПробы"/> (мм), </text:p>
        <text:p text:style-name="P20">во время <text:s/>пробы Вальсальвы <text:bookmark-start text:name="ПЯПослеПробы"/><draw:control text:anchor-type="as-char" svg:y="-0.277cm" draw:z-index="24" draw:style-name="gr6" draw:text-style-name="P31" svg:width="0.888cm" svg:height="0.35cm" draw:control="control24"/><text:bookmark-end text:name="ПЯПослеПробы"/> (мм).</text:p>
        <text:p text:style-name="P19">При ЦДК кровоток <draw:control text:anchor-type="as-char" svg:y="-0.277cm" draw:z-index="25" draw:style-name="gr6" draw:text-style-name="P31" svg:width="0.888cm" svg:height="0.35cm" draw:control="control25"/></text:p>
        <text:p text:style-name="P19">Дополнение: <draw:control text:anchor-type="as-char" svg:y="-0.277cm" draw:z-index="31" draw:style-name="gr6" draw:text-style-name="P31" svg:width="5.097cm" svg:height="0.35cm" draw:control="control31"/></text:p>
        <text:p text:style-name="P13"/>
        <text:p text:style-name="P24"><text:span text:style-name="T5">Левое яичко:</text:span><text:span text:style-name="T10"> </text:span><text:span text:style-name="T10"><draw:control text:anchor-type="as-char" svg:y="-0.277cm" draw:z-index="15" draw:style-name="gr6" draw:text-style-name="P31" svg:width="0.888cm" svg:height="0.35cm" draw:control="control15"/></text:span><text:span text:style-name="T10"> (мм)</text:span><text:span text:style-name="T3"> <text:s text:c="11"/></text:span></text:p>
        <text:p text:style-name="P20">Контур: <draw:control text:anchor-type="as-char" svg:y="-0.272cm" draw:z-index="32" draw:style-name="gr6" draw:text-style-name="P32" svg:width="1.758cm" svg:height="0.35cm" draw:control="control32"/><text:bookmark-start text:name="ПЯКонтур1"/> <text:bookmark-end text:name="ПЯКонтур1"/><draw:control text:anchor-type="as-char" svg:y="-0.272cm" draw:z-index="33" draw:style-name="gr6" draw:text-style-name="P32" svg:width="1.758cm" svg:height="0.35cm" draw:control="control33"/><text:bookmark-start text:name="ПЯКонтуры21"/><text:bookmark-end text:name="ПЯКонтуры21"/></text:p>
        <text:p text:style-name="P20"><text:span text:style-name="T19">Эхогенность: </text:span><text:span text:style-name="T19"><draw:control text:anchor-type="as-char" svg:y="-0.272cm" draw:z-index="34" draw:style-name="gr6" draw:text-style-name="P32" svg:width="1.758cm" svg:height="0.35cm" draw:control="control34"/></text:span><text:span text:style-name="T20"> </text:span><text:bookmark-start text:name="ПрЯЭхогенТекст1"/><text:span text:style-name="T20"><draw:control text:anchor-type="as-char" svg:y="-0.277cm" draw:z-index="35" draw:style-name="gr6" draw:text-style-name="P31" svg:width="0.888cm" svg:height="0.35cm" draw:control="control35"/></text:span><text:bookmark-end text:name="ПрЯЭхогенТекст1"/></text:p>
        <text:p text:style-name="P20">Эхоструктура: <draw:control text:anchor-type="as-char" svg:y="-0.272cm" draw:z-index="36" draw:style-name="gr6" draw:text-style-name="P32" svg:width="2.172cm" svg:height="0.35cm" draw:control="control36"/><text:span text:style-name="T18"> </text:span><text:bookmark-start text:name="ПрЯЭхострукТекст1"/><text:span text:style-name="T18"><draw:control text:anchor-type="as-char" svg:y="-0.277cm" draw:z-index="37" draw:style-name="gr6" draw:text-style-name="P31" svg:width="0.888cm" svg:height="0.35cm" draw:control="control37"/></text:span><text:bookmark-end text:name="ПрЯЭхострукТекст1"/></text:p>
        <text:p text:style-name="P21"><text:span text:style-name="T21">Головка придатка:</text:span> <text:bookmark-start text:name="ПЯГоловкаПридатка1"/><text:span text:style-name="T18"><draw:control text:anchor-type="as-char" svg:y="-0.277cm" draw:z-index="38" draw:style-name="gr6" draw:text-style-name="P31" svg:width="0.888cm" svg:height="0.35cm" draw:control="control38"/></text:span><text:bookmark-end text:name="ПЯГоловкаПридатка1"/> (<text:span text:style-name="T22">мм)</text:span></text:p>
        <text:p text:style-name="P20"><text:span text:style-name="T19">Эхогенность: </text:span><text:bookmark-start text:name="ПЯЭхогенность1"/><text:span text:style-name="T19"><draw:control text:anchor-type="as-char" svg:y="-0.272cm" draw:z-index="39" draw:style-name="gr6" draw:text-style-name="P32" svg:width="1.758cm" svg:height="0.35cm" draw:control="control39"/></text:span><text:bookmark-end text:name="ПЯЭхогенность1"/><text:span text:style-name="T20"> </text:span><text:bookmark-start text:name="ГолПридЭхогТекст1"/><text:span text:style-name="T20"><draw:control text:anchor-type="as-char" svg:y="-0.277cm" draw:z-index="40" draw:style-name="gr6" draw:text-style-name="P31" svg:width="0.888cm" svg:height="0.35cm" draw:control="control40"/></text:span><text:bookmark-end text:name="ГолПридЭхогТекст1"/></text:p>
        <text:p text:style-name="P20">Эхоструктура: <draw:control text:anchor-type="as-char" svg:y="-0.272cm" draw:z-index="41" draw:style-name="gr6" draw:text-style-name="P32" svg:width="2.172cm" svg:height="0.35cm" draw:control="control41"/><text:bookmark-start text:name="ПЯЭхоструктура1"/><text:bookmark-end text:name="ПЯЭхоструктура1"/><text:span text:style-name="T18"> </text:span><text:bookmark-start text:name="ГолПридЭхостТекст1"/><text:span text:style-name="T18"><draw:control text:anchor-type="as-char" svg:y="-0.277cm" draw:z-index="42" draw:style-name="gr6" draw:text-style-name="P31" svg:width="0.888cm" svg:height="0.35cm" draw:control="control42"/></text:span><text:bookmark-end text:name="ГолПридЭхостТекст1"/></text:p>
        <text:p text:style-name="P20"><text:span text:style-name="T21">Вены семенного канатика: </text:span><text:span text:style-name="T18"><text:s/></text:span><text:bookmark-start text:name="ПЯВены1"/><text:span text:style-name="T18"><draw:control text:anchor-type="as-char" svg:y="-0.332cm" draw:z-index="43" draw:style-name="gr6" draw:text-style-name="P32" svg:width="2.142cm" svg:height="0.35cm" draw:control="control43"/></text:span><text:bookmark-end text:name="ПЯВены1"/></text:p>
        <text:p text:style-name="P18">до пробы Вальсальвы <text:bookmark-start text:name="ПЯДоПробы1"/><draw:control text:anchor-type="as-char" svg:y="-0.277cm" draw:z-index="44" draw:style-name="gr6" draw:text-style-name="P31" svg:width="0.888cm" svg:height="0.35cm" draw:control="control44"/><text:bookmark-end text:name="ПЯДоПробы1"/> (мм), </text:p>
        <text:p text:style-name="P20">во время <text:s/>пробы Вальсальвы <text:bookmark-start text:name="ПЯПослеПробы1"/><draw:control text:anchor-type="as-char" svg:y="-0.277cm" draw:z-index="45" draw:style-name="gr6" draw:text-style-name="P31" svg:width="0.888cm" svg:height="0.35cm" draw:control="control45"/><text:bookmark-end text:name="ПЯПослеПробы1"/> (мм).</text:p>
        <text:p text:style-name="P19">При ЦДК кровоток <draw:control text:anchor-type="as-char" svg:y="-0.277cm" draw:z-index="46" draw:style-name="gr6" draw:text-style-name="P31" svg:width="0.888cm" svg:height="0.35cm" draw:control="control46"/></text:p>
        <text:p text:style-name="P19">Дополнение: <draw:control text:anchor-type="as-char" svg:y="-0.277cm" draw:z-index="47" draw:style-name="gr6" draw:text-style-name="P31" svg:width="5.097cm" svg:height="0.35cm" draw:control="control47"/></text:p>
        <text:p text:style-name="P13"><text:span text:style-name="T3"/></text:p>
      </text:section>
      <text:p text:style-name="P26"><text:span text:style-name="T11"/></text:p>
      <text:p text:style-name="P5"/>
      <text:p text:style-name="P9"><draw:control text:anchor-type="paragraph" draw:z-index="11" draw:style-name="gr3" draw:text-style-name="P30" svg:width="14.87cm" svg:height="1.186cm" svg:x="2.133cm" svg:y="0.111cm" draw:control="control11"/>Заключение: </text:p>
      <text:p text:style-name="P8"/>
      <text:p text:style-name="P8"/>
      <text:p text:style-name="P8"><draw:control text:anchor-type="paragraph" draw:z-index="9" draw:style-name="gr4" draw:text-style-name="P29" svg:width="0.003cm" svg:height="0.003cm" svg:x="0cm" svg:y="0cm" draw:control="control9"/>Врач: <draw:control text:anchor-type="as-char" draw:z-index="12" draw:style-name="gr5" draw:text-style-name="P29" svg:width="4.67cm" svg:height="0.421cm" draw:control="control12"/></text:p>
      <text:p text:style-name="P7">Медицинский регистратор: <draw:control text:anchor-type="as-char" draw:z-index="10" draw:style-name="gr5" draw:text-style-name="P29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1:00:02.06</dc:date>
    <dc:creator>Дмитрий Деренок</dc:creator>
    <meta:editing-duration>PT14H51M52S</meta:editing-duration>
    <meta:editing-cycles>40</meta:editing-cycles>
    <meta:generator>OpenOffice.org/3.2$Win32 OpenOffice.org_project/320m12$Build-9483</meta:generator>
    <meta:document-statistic meta:table-count="1" meta:image-count="1" meta:object-count="0" meta:page-count="1" meta:paragraph-count="34" meta:word-count="87" meta:character-count="784"/>
  </office:meta>
</office:document-meta>
</file>